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182" calcext:value-type="float">
            <text:p>10.7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7868" calcext:value-type="float">
            <text:p>11.89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8388" calcext:value-type="float">
            <text:p>12.24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5716" calcext:value-type="float">
            <text:p>12.20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8368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8" meta:object-count="0"/>
    <meta:user-defined meta:name="AppVersion">3.0</meta:user-defined>
  </office:meta>
</office:document-meta>
</file>